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Mono" svg:font-family="'Ubuntu Mono'" style:font-pitch="fixed"/>
    <style:font-face style:name="Ubuntu" svg:font-family="Ubuntu" style:font-pitch="variable"/>
    <style:font-face style:name="文泉驿微米黑" svg:font-family="文泉驿微米黑" style:font-pitch="variable"/>
    <style:font-face style:name="文泉驿正黑" svg:font-family="文泉驿正黑" style:font-pitch="variable"/>
    <style:font-face style:name="AR PL UMing CN" svg:font-family="'AR PL UMing C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Ubuntu Mono"/>
    </style:style>
    <style:style style:name="T1" style:family="text">
      <style:text-properties officeooo:rsid="000ee3ab"/>
    </style:style>
    <style:style style:name="T2" style:family="text">
      <style:text-properties officeooo:rsid="0010a6cb"/>
    </style:style>
    <style:style style:name="T3" style:family="text">
      <style:text-properties officeooo:rsid="0012576e"/>
    </style:style>
    <style:style style:name="T4" style:family="text">
      <style:text-properties officeooo:rsid="0012704b"/>
    </style:style>
    <style:style style:name="T5" style:family="text">
      <style:text-properties officeooo:rsid="001302c8"/>
    </style:style>
    <style:style style:name="T6" style:family="text">
      <style:text-properties officeooo:rsid="0014d09f"/>
    </style:style>
    <style:style style:name="T7" style:family="text">
      <style:text-properties officeooo:rsid="00152a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this problem, we used the partial code a lot.</text:p>
      <text:p text:style-name="P1">The most important detail we need to use is listed following.</text:p>
      <text:p text:style-name="P1"><text:span text:style-name="T1">1.</text:span><text:span text:style-name="T2">Layout.h &amp;&amp; Layout.cpp</text:span></text:p>
      <text:p text:style-name="P1"><text:span text:style-name="T1">class Layout, for this, we overload operator&gt;&gt; to let it can be </text:span><text:span text:style-name="T2">directed </text:span><text:span text:style-name="T1">read from input files.</text:span></text:p>
      <text:p text:style-name="P1">2.GraphPacking.h</text:p>
      <text:p text:style-name="P1">we found that it is used by class PackingCommand, and we don't need to use it by ourself.</text:p>
      <text:p text:style-name="P1">3.PackingCommand.h <text:span text:style-name="T4">&amp;&amp; PackingCommand.cpp</text:span></text:p>
      <text:p text:style-name="P1">we need to record and set the status for better results, so we add getS() and setS() function. we make them real virtual and we realize they in SPPackingCommand.h as inline function. <text:span text:style-name="T4">We change next() to let it can realize </text:span><text:span text:style-name="T6">the </text:span><text:span text:style-name="T4">three operations mentioned in the IV part of the paper.</text:span></text:p>
      <text:p text:style-name="P1">4.SPPackingStrategy.h</text:p>
      <text:p text:style-name="P1"><text:span text:style-name="T3">According to the paper, we change initialPacking(), make the initial S</text:span><text:span text:style-name="T6">Ps same instead of </text:span><text:span text:style-name="T7">both random, in order to </text:span><text:span text:style-name="T3">correspond to a linear horizontal arrangement of modules.</text:span></text:p>
      <text:p text:style-name="P1">5.test.h</text:p>
      <text:p text:style-name="P1">this provides a method to find out overlap, so can test out results.</text:p>
      <text:p text:style-name="P1">6.main.cpp</text:p>
      <text:p text:style-name="P1"><text:span text:style-name="T5">in this file, we use simulated annealing method, the temperature is rely on the rectangles' number, the factor is infected by the average size of re</text:span><text:span text:style-name="T7">c</text:span><text:span text:style-name="T5">tang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Mono" svg:font-family="'Ubuntu Mono'" style:font-pitch="fixed"/>
    <style:font-face style:name="Ubuntu" svg:font-family="Ubuntu" style:font-pitch="variable"/>
    <style:font-face style:name="文泉驿微米黑" svg:font-family="文泉驿微米黑" style:font-pitch="variable"/>
    <style:font-face style:name="文泉驿正黑" svg:font-family="文泉驿正黑" style:font-pitch="variable"/>
    <style:font-face style:name="AR PL UMing CN" svg:font-family="'AR PL UMing C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AR PL UMing CN"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ero </meta:initial-creator>
    <meta:creation-date>2013-06-28T22:54:58</meta:creation-date>
    <dc:date>2013-07-02T14:44:30</dc:date>
    <dc:creator>zero </dc:creator>
    <meta:editing-duration>PT50M15S</meta:editing-duration>
    <meta:editing-cycles>8</meta:editing-cycles>
    <meta:generator>LibreOffice/4.0.2.2$Linux_X86_64 LibreOffice_project/400m0$Build-2</meta:generator>
    <meta:document-statistic meta:table-count="0" meta:image-count="0" meta:object-count="0" meta:page-count="1" meta:paragraph-count="14" meta:word-count="183" meta:character-count="1089" meta:non-whitespace-character-count="920"/>
  </office:meta>
</office:document-meta>
</file>